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b2ef" officeooo:paragraph-rsid="0000b2ef"/>
    </style:style>
    <style:style style:name="P2" style:family="paragraph" style:parent-style-name="Standard">
      <style:text-properties officeooo:rsid="0003d95e" officeooo:paragraph-rsid="0003d95e"/>
    </style:style>
    <style:style style:name="P3" style:family="paragraph" style:parent-style-name="Standard">
      <style:text-properties officeooo:rsid="000587bf" officeooo:paragraph-rsid="000587bf"/>
    </style:style>
    <style:style style:name="P4" style:family="paragraph" style:parent-style-name="Standard">
      <style:text-properties officeooo:rsid="000615f7" officeooo:paragraph-rsid="000615f7"/>
    </style:style>
    <style:style style:name="P5" style:family="paragraph" style:parent-style-name="Standard">
      <style:text-properties officeooo:rsid="000587bf" officeooo:paragraph-rsid="000587bf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loext:graphic-properties draw:fill-color="#ed1c24"/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8e97"/>
    </style:style>
    <style:style style:name="T3" style:family="text">
      <style:text-properties officeooo:rsid="00067120"/>
    </style:style>
    <style:style style:name="T4" style:family="text">
      <style:text-properties officeooo:rsid="0006db78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size="12pt"/>
    </style:style>
    <style:style style:name="gr1" style:family="graphic">
      <style:graphic-properties draw:textarea-horizontal-align="justify" draw:textarea-vertical-align="top" draw:auto-grow-height="false" fo:min-height="4.196cm" fo:min-width="2.1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829cm" fo:min-width="1.8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533cm" fo:min-width="1.51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ed1c24" draw:textarea-horizontal-align="justify" draw:textarea-vertical-align="middle" draw:auto-grow-height="false" fo:min-height="2.648cm" fo:min-width="1.8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ed1c24" draw:textarea-horizontal-align="justify" draw:textarea-vertical-align="middle" draw:auto-grow-height="false" fo:min-height="2.593cm" fo:min-width="4.05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Microchip PIC10 Simple Fun Projects</text:p>
      <text:p text:style-name="Subtitle"><text:span text:style-name="T2">Out-of-Circuit </text:span>ZIF Programming Boar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Author</text:span>: <text:tab/>Justin Lane (<text:a xlink:type="simple" xlink:href="mailto:pic10funprojects@jigglesoft.co.uk" text:style-name="Internet_20_link" text:visited-style-name="Visited_20_Internet_20_Link">pic10funprojects@jigglesoft.co.uk</text:a>)</text:p>
      <text:p text:style-name="P1"><text:span text:style-name="T1">Date</text:span>:<text:tab/><text:tab/>2019-04-06 12:00:00<text:tab/></text:p>
      <text:p text:style-name="P1"><text:span text:style-name="T1">Version</text:span>:<text:tab/><text:span text:style-name="T3">3.0.1</text:span></text:p>
      <text:p text:style-name="P1"/>
      <text:h text:style-name="Heading_20_1" text:outline-level="1"><text:soft-page-break/>Introduction</text:h>
      <text:p text:style-name="P4">Project to provide an method of programming out of circuit, the Microchip PIC10 and PIC12 <text:span text:style-name="T4">8-pin </text:span>MCUs in the DIP package, by insertion into a ZIF socket, and programmed by a P<text:span text:style-name="T4">IC</text:span>Kit 2, 3, and 4 or compatible programmer device. <text:span text:style-name="T3">Also contains a switchable -MCLR weak pull-up resistor and a switchable test LED on one of the general purpose I/O lines.</text:span></text:p>
      <text:h text:style-name="Heading_20_1" text:outline-level="1">Block Diagram</text:h>
      <text:p text:style-name="P3"/>
      <text:p text:style-name="P3"/>
      <text:p text:style-name="P3"><draw:custom-shape text:anchor-type="paragraph" draw:z-index="0" draw:name="Shape1" draw:style-name="gr1" draw:text-style-name="P6" svg:width="2.162cm" svg:height="4.197cm" svg:x="6.218cm" svg:y="0.224cm"><text:p text:style-name="P6">ZIF</text:p><text:p text:style-name="P7"><text:span text:style-name="T5">SOCKET</text:span></text:p><draw:enhanced-geometry svg:viewBox="0 0 21600 21600" draw:type="rectangle" draw:enhanced-path="M 0 0 L 21600 0 21600 21600 0 21600 0 0 Z N"/></draw:custom-shape></text:p>
      <text:p text:style-name="P3"><draw:custom-shape text:anchor-type="paragraph" draw:z-index="2" draw:name="Shape3" draw:style-name="gr3" draw:text-style-name="P6" svg:width="1.516cm" svg:height="1.534cm" svg:x="4.703cm" svg:y="0.139cm"><text:p text:style-name="P6">Test</text:p><text:p text:style-name="P6">LED</text:p><draw:enhanced-geometry svg:viewBox="0 0 21600 21600" draw:type="rectangle" draw:enhanced-path="M 0 0 L 21600 0 21600 21600 0 21600 0 0 Z N"/></draw:custom-shape></text:p>
      <text:p text:style-name="P3"><draw:custom-shape text:anchor-type="paragraph" draw:z-index="3" draw:name="Shape4" draw:style-name="gr4" draw:text-style-name="P8" svg:width="1.833cm" svg:height="2.648cm" svg:x="6.41cm" svg:y="0.489cm"><text:p text:style-name="P6"><text:span text:style-name="T6">Microchip</text:span></text:p><text:p text:style-name="P6"><text:span text:style-name="T6">PIC10/</text:span></text:p><text:p text:style-name="P6"><text:span text:style-name="T6">PIC12</text:span></text:p><text:p text:style-name="P6"><text:span text:style-name="T6">8-pin</text:span></text:p><text:p text:style-name="P6"><text:span text:style-name="T6">DIP</text:span></text:p><draw:enhanced-geometry svg:viewBox="0 0 21600 21600" draw:type="rectangle" draw:enhanced-path="M 0 0 L 21600 0 21600 21600 0 21600 0 0 Z N"/></draw:custom-shape><draw:custom-shape text:anchor-type="paragraph" draw:z-index="1" draw:name="Shape2" draw:style-name="gr2" draw:text-style-name="P6" svg:width="1.83cm" svg:height="1.83cm" svg:x="8.378cm" svg:y="0.452cm"><text:p text:style-name="P6">ICSP</text:p><text:p text:style-name="P6">5-pin</text:p><text:p text:style-name="P6">header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Shape4" draw:style-name="gr5" draw:text-style-name="P8" svg:width="4.056cm" svg:height="2.594cm" svg:x="10.208cm" svg:y="0.067cm"><text:p text:style-name="P6"><text:span text:style-name="T6">Microchip</text:span></text:p><text:p text:style-name="P6"><text:span text:style-name="T6">PICKit 4</text:span></text:p><text:p text:style-name="P6"><text:span text:style-name="T6">or compatible</text:span></text:p><text:p text:style-name="P6"><text:span text:style-name="T6">Programmer</text:span></text:p><draw:enhanced-geometry svg:viewBox="0 0 21600 21600" draw:type="rectangle" draw:enhanced-path="M 0 0 L 21600 0 21600 21600 0 21600 0 0 Z N"/></draw:custom-shape></text:p>
      <text:p text:style-name="P3"/>
      <text:p text:style-name="P2"/>
      <text:p text:style-name="P1"><draw:custom-shape text:anchor-type="paragraph" draw:z-index="5" draw:name="Shape3" draw:style-name="gr3" draw:text-style-name="P6" svg:width="1.516cm" svg:height="1.534cm" svg:x="4.703cm" svg:y="0.092cm"><text:p text:style-name="P6">-MCLR</text:p><text:p text:style-name="P6">Pull-up</text:p><draw:enhanced-geometry svg:viewBox="0 0 21600 21600" draw:type="rectangle" draw:enhanced-path="M 0 0 L 21600 0 21600 21600 0 21600 0 0 Z N"/></draw:custom-shap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 LibreOffice_project/dc89aa7a9eabfd848af146d5086077aeed2ae4a5</meta:generator>
    <dc:date>2019-04-19T21:22:03.748000000</dc:date>
    <meta:editing-duration>PT24M47S</meta:editing-duration>
    <meta:editing-cycles>9</meta:editing-cycles>
    <meta:document-statistic meta:table-count="0" meta:image-count="0" meta:object-count="0" meta:page-count="2" meta:paragraph-count="8" meta:word-count="82" meta:character-count="539" meta:non-whitespace-character-count="462"/>
  </office:meta>
</office:document-meta>
</file>